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2" svg:font-family="'Wingdings 2'" style:font-charset="x-symbol"/>
    <style:font-face style:name="Lucidasans3" svg:font-family="Lucidasans"/>
    <style:font-face style:name="OpenSymbol" svg:font-family="OpenSymbol, 'Arial Unicode MS'"/>
    <style:font-face style:name="SUSE Sans" svg:font-family="'SUSE Sans'"/>
    <style:font-face style:name="Lucidasans2" svg:font-family="Lucidasans" style:font-family-generic="swiss"/>
    <style:font-face style:name="DejaVu Sans Mono" svg:font-family="'DejaVu Sans Mono'" style:font-family-generic="modern" style:font-pitch="fixed"/>
    <style:font-face style:name="WenQuanYi Micro Hei1" svg:font-family="'WenQuanYi Micro Hei'" style:font-family-generic="modern" style:font-pitch="fixed"/>
    <style:font-face style:name="Lucidasans1" svg:font-family="Lucidasans" style:font-pitch="variable"/>
    <style:font-face style:name="Mincho" svg:font-family="Mincho, msmincho"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ucidasans" svg:font-family="Lucida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2pt" fo:font-style="normal" fo:font-weight="bold" officeooo:paragraph-rsid="004e6362" style:font-size-asian="12pt" style:font-style-asian="normal" style:font-weight-asian="bold" style:font-size-complex="12pt" style:font-style-complex="normal"/>
    </style:style>
    <style:style style:name="P2" style:family="paragraph" style:parent-style-name="Standard">
      <style:paragraph-properties fo:line-height="150%" fo:text-align="center" style:justify-single-word="false"/>
      <style:text-properties fo:font-size="12pt" fo:font-weight="bold" officeooo:paragraph-rsid="004e6362" style:font-size-asian="12pt" style:font-weight-asian="bold" style:font-size-complex="12pt"/>
    </style:style>
    <style:style style:name="P3" style:family="paragraph" style:parent-style-name="Standard">
      <style:paragraph-properties fo:line-height="150%"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officeooo:paragraph-rsid="004e6362" style:font-size-asian="12pt" style:font-size-complex="12pt"/>
    </style:style>
    <style:style style:name="P4" style:family="paragraph" style:parent-style-name="Standard">
      <style:paragraph-properties fo:margin-left="0cm" fo:margin-right="0cm" fo:line-height="150%" fo:text-indent="0.199cm" style:auto-text-indent="false"/>
      <style:text-properties fo:font-size="12pt" officeooo:paragraph-rsid="004e6362" style:font-size-asian="12pt" style:font-size-complex="12pt"/>
    </style:style>
    <style:style style:name="P5" style:family="paragraph" style:parent-style-name="Standard">
      <style:paragraph-properties fo:line-height="150%" fo:text-align="center" style:justify-single-word="false"/>
      <style:text-properties fo:font-size="12pt" fo:font-style="normal" fo:font-weight="bold" officeooo:paragraph-rsid="004f3818" style:font-size-asian="12pt" style:font-style-asian="normal" style:font-weight-asian="bold" style:font-size-complex="12pt" style:font-style-complex="normal"/>
    </style:style>
    <style:style style:name="P6" style:family="paragraph" style:parent-style-name="Standard">
      <style:paragraph-properties fo:line-height="150%" fo:text-align="justify" style:justify-single-word="false"/>
      <style:text-properties fo:font-size="12pt" fo:font-style="normal" fo:font-weight="bold" officeooo:paragraph-rsid="004f3818" style:font-size-asian="12pt" style:font-style-asian="normal" style:font-weight-asian="bold" style:font-size-complex="12pt" style:font-style-complex="normal" style:font-weight-complex="bold"/>
    </style:style>
    <style:style style:name="P7" style:family="paragraph" style:parent-style-name="Standard">
      <style:paragraph-properties fo:line-height="150%" fo:text-align="justify" style:justify-single-word="false"/>
      <style:text-properties fo:font-size="12pt" fo:font-style="normal" fo:font-weight="normal" officeooo:paragraph-rsid="004f3818"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justify" style:justify-single-word="false"/>
      <style:text-properties fo:font-size="12pt" fo:font-style="normal" fo:font-weight="normal" officeooo:rsid="0049fa0d" officeooo:paragraph-rsid="004f3818"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50%" fo:text-align="center" style:justify-single-word="false"/>
      <style:text-properties fo:font-size="12pt" fo:font-weight="bold" officeooo:paragraph-rsid="004f3818" style:font-size-asian="12pt" style:font-weight-asian="bold" style:font-size-complex="12pt"/>
    </style:style>
    <style:style style:name="P10" style:family="paragraph" style:parent-style-name="Standard">
      <style:paragraph-properties fo:line-height="150%" fo:text-align="justify" style:justify-single-word="false"/>
      <style:text-properties fo:font-size="12pt" fo:font-weight="bold" officeooo:paragraph-rsid="004f3818" style:font-size-asian="12pt" style:font-weight-asian="bold" style:font-size-complex="12pt" style:font-weight-complex="bold"/>
    </style:style>
    <style:style style:name="P11" style:family="paragraph" style:parent-style-name="Standard">
      <style:paragraph-properties fo:line-height="150%"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officeooo:paragraph-rsid="004f3818" style:font-size-asian="12pt" style:font-size-complex="12pt"/>
    </style:style>
    <style:style style:name="P12" style:family="paragraph" style:parent-style-name="Standard">
      <style:paragraph-properties fo:line-height="150%" fo:text-align="justify" style:justify-single-word="false"/>
      <style:text-properties fo:font-size="12pt" officeooo:paragraph-rsid="004f3818" style:font-size-asian="12pt" style:font-size-complex="12pt"/>
    </style:style>
    <style:style style:name="P13" style:family="paragraph" style:parent-style-name="Standard">
      <style:paragraph-properties fo:line-height="150%"/>
      <style:text-properties fo:font-size="12pt" officeooo:paragraph-rsid="004f3818" style:font-size-asian="12pt" style:font-size-complex="12pt"/>
    </style:style>
    <style:style style:name="P14" style:family="paragraph" style:parent-style-name="Standard">
      <style:paragraph-properties fo:line-height="150%" fo:text-align="justify" style:justify-single-word="false"/>
      <style:text-properties fo:font-size="12pt" fo:font-weight="normal" officeooo:paragraph-rsid="004f3818" style:font-size-asian="12pt" style:font-weight-asian="normal" style:font-size-complex="12pt" style:font-weight-complex="normal"/>
    </style:style>
    <style:style style:name="P15" style:family="paragraph" style:parent-style-name="Standard">
      <style:paragraph-properties fo:margin-left="0cm" fo:margin-right="0cm" fo:line-height="150%" fo:text-indent="0.199cm" style:auto-text-indent="false"/>
      <style:text-properties fo:font-size="12pt" officeooo:paragraph-rsid="004f3818" style:font-size-asian="12pt" style:font-size-complex="12pt"/>
    </style:style>
    <style:style style:name="P16" style:family="paragraph" style:parent-style-name="Standard">
      <style:paragraph-properties fo:margin-left="0cm" fo:margin-right="0cm" fo:line-height="150%" fo:text-align="justify" style:justify-single-word="false" fo:text-indent="0.199cm" style:auto-text-indent="false"/>
      <style:text-properties fo:font-size="12pt" officeooo:paragraph-rsid="004f3818" style:font-size-asian="12pt" style:font-size-complex="12pt"/>
    </style:style>
    <style:style style:name="P17" style:family="paragraph" style:parent-style-name="Standard">
      <style:paragraph-properties fo:margin-left="0cm" fo:margin-right="0cm" fo:line-height="150%" fo:text-indent="0.199cm" style:auto-text-indent="false"/>
      <style:text-properties fo:font-size="12pt" fo:font-weight="bold" officeooo:paragraph-rsid="004f3818" style:font-size-asian="12pt" style:font-weight-asian="bold" style:font-size-complex="12pt"/>
    </style:style>
    <style:style style:name="P18" style:family="paragraph" style:parent-style-name="Standard">
      <style:paragraph-properties fo:margin-left="0cm" fo:margin-right="0cm" fo:line-height="150%" fo:text-indent="0.199cm" style:auto-text-indent="false"/>
      <style:text-properties fo:font-size="12pt" fo:font-weight="bold" officeooo:paragraph-rsid="004f3818" style:font-size-asian="12pt" style:font-weight-asian="bold" style:font-size-complex="12pt" style:font-weight-complex="bold"/>
    </style:style>
    <style:style style:name="P19" style:family="paragraph" style:parent-style-name="Standard">
      <style:paragraph-properties fo:margin-left="0cm" fo:margin-right="0cm" fo:line-height="150%" fo:text-align="justify" style:justify-single-word="false" fo:text-indent="0.199cm" style:auto-text-indent="false"/>
      <style:text-properties fo:font-size="12pt" fo:font-weight="bold" officeooo:paragraph-rsid="004f3818" style:font-size-asian="12pt" style:font-weight-asian="bold" style:font-size-complex="12pt" style:font-weight-complex="bold"/>
    </style:style>
    <style:style style:name="P20" style:family="paragraph" style:parent-style-name="Standard" style:master-page-name="Standard">
      <style:paragraph-properties fo:line-height="150%" fo:text-align="center" style:justify-single-word="false" style:page-number="auto"/>
      <style:text-properties fo:font-size="12pt" officeooo:paragraph-rsid="004f3818" style:font-size-asian="12pt" style:font-size-complex="12pt"/>
    </style:style>
    <style:style style:name="T1" style:family="text">
      <style:text-properties fo:font-size="16pt" fo:language="it" fo:country="IT" fo:font-weight="bold" style:font-size-asian="16pt" style:font-weight-asian="bold"/>
    </style:style>
    <style:style style:name="T2" style:family="text">
      <style:text-properties fo:font-size="16pt" fo:font-weight="bold" style:font-size-asian="16pt" style:font-weight-asian="bold"/>
    </style:style>
    <style:style style:name="T3" style:family="text">
      <style:text-properties fo:font-size="16pt" fo:font-weight="bold" style:font-size-asian="16pt" style:font-weight-asian="bold" style:font-weight-complex="bold"/>
    </style:style>
    <style:style style:name="T4" style:family="text">
      <style:text-properties fo:font-size="16pt" fo:font-style="italic" fo:font-weight="bold" style:font-size-asian="16pt" style:font-style-asian="italic" style:font-weight-asian="bold" style:font-style-complex="italic"/>
    </style:style>
    <style:style style:name="T5" style:family="text">
      <style:text-properties fo:font-size="16pt" fo:font-style="italic" style:font-size-asian="16pt" style:font-style-asian="italic"/>
    </style:style>
    <style:style style:name="T6" style:family="text">
      <style:text-properties fo:font-size="16pt" fo:font-style="italic" style:font-size-asian="16pt" style:font-style-asian="italic" style:font-style-complex="italic"/>
    </style:style>
    <style:style style:name="T7" style:family="text">
      <style:text-properties fo:font-size="16pt" fo:font-style="italic" fo:font-weight="normal" style:font-size-asian="16pt" style:font-style-asian="italic" style:font-weight-asian="normal" style:font-style-complex="italic" style:font-weight-complex="normal"/>
    </style:style>
    <style:style style:name="T8" style:family="text">
      <style:text-properties fo:font-size="16pt" fo:font-style="normal" fo:font-weight="bold" style:font-size-asian="16pt" style:font-style-asian="normal" style:font-weight-asian="bold" style:font-style-complex="normal"/>
    </style:style>
    <style:style style:name="T9" style:family="text">
      <style:text-properties fo:font-size="16pt" fo:font-style="normal" style:font-size-asian="16pt" style:font-style-asian="normal" style:font-style-complex="normal"/>
    </style:style>
    <style:style style:name="T10" style:family="text">
      <style:text-properties fo:font-size="16pt" fo:font-style="normal" fo:font-weight="normal" style:font-size-asian="16pt" style:font-style-asian="normal" style:font-weight-asian="normal" style:font-style-complex="normal" style:font-weight-complex="normal"/>
    </style:style>
    <style:style style:name="T11" style:family="text">
      <style:text-properties fo:font-size="16pt" style:font-size-asian="16pt"/>
    </style:style>
    <style:style style:name="T12" style:family="text">
      <style:text-properties fo:font-size="16pt" fo:font-weight="normal" style:font-size-asian="16pt" style:font-weight-asian="normal" style:font-weight-complex="normal"/>
    </style:style>
    <style:style style:name="T13" style:family="text">
      <style:text-properties fo:language="it" fo:country="IT" fo:font-weight="bold" style:font-weight-asian="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style="italic" fo:font-weight="bold" style:font-style-asian="italic" style:font-weight-asian="bold" style:font-style-complex="italic"/>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fo:font-weight="bold" style:font-style-asian="normal" style:font-weight-asian="bold" style:font-style-complex="normal"/>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3">Indicizzazione </text:span><text:span text:style-name="T14">del fondo delle </text:span><text:span text:style-name="T16">Riformanze</text:span><text:span text:style-name="T20"> del Comune di Narni</text:span></text:p>
      <text:p text:style-name="P5">XVI secolo</text:p>
      <text:p text:style-name="P9"/>
      <text:p text:style-name="P11">Il comune di Narni, come molti dei comuni italiani, conserva presso il proprio Archivio storico un imponente fondo di <text:span text:style-name="T17">Riformanze</text:span>, che coprono un arco cronologico esteso dal XVI al XIX secolo, alla data cioè del 1861 che segna, archivisticamente, lo spartiacque fra i fondi preunitari e quelli postunitari.</text:p>
      <text:p text:style-name="P11"><text:tab/>Parlando di <text:span text:style-name="T17">Riformanze</text:span><text:span text:style-name="T21"> (o </text:span><text:span text:style-name="T18">Riforme</text:span><text:span text:style-name="T21">, o </text:span><text:span text:style-name="T18">Libri dei consigli</text:span><text:span text:style-name="T21">, a seconda delle località)</text:span> parliamo di una delle tipologie documentarie più importanti per ricostruire la quotidianità sociale, economica, burocratica ma anche culturale delle nostre comunità urbane, in una dimensione non solo strettamente localistica. Si tratta infatti dei verbali delle sedute, quasi quotidiane, dei consigli comunali. </text:p>
      <text:p text:style-name="P11"><text:tab/>Qualche esempio: lo storico dell’urbanizzazione vi troverà il ricordo della costruzione di opere pubbliche, manutenzioni, realizzazione di strade, acquedotti, palazzi, ponti, fortificazioni ecc.; lo storico delle comunità rurali informazioni sui rapporti istituzionali fra la città e il suo contado, su iniziative di popolamento da parte del comune, sulle tipologie contrattuali diffuse; lo storico del diritto avrà a disposizione una messe infinita di esempi di controversie, liti, questioni di eredità, giurisdizione dei confini, punizione dei delitti ecc.; lo storico dell’economia informazioni sul sistema monetario in uso, sulle gabelle e la loro entità, sui commerci, le importazioni e le esportazioni. Non da ultimo ricordo poi l’imponente numero di antroponimi ricavabili da queste sedute, antroponimi che spaziano dal nome del podestà e dei priori a quello dell’<text:span text:style-name="T17">aromatarius</text:span> o del falegname.</text:p>
      <text:p text:style-name="P15"/>
      <text:p text:style-name="P11">Se queste (e quelle elencate non rappresentano che una parte) sono le potenzialità del genere di fonti, passando poi all’effettiva ricerca d’archivio lo studioso, decidendo di sfruttarlo, si scontra con un ostacolo non certo insormontabile ma che pone comunque dei grossi limiti, e ha provocato finora un sostanziale sottoutilizzo delle fonti stesse. I fondi di <text:span text:style-name="T17">Riformanze</text:span> rappresentano infatti un vero e proprio <text:span text:style-name="T17">mare magnum</text:span> per orientarsi all’interno del quale mancano del tutto strumenti, o perlomeno strumenti efficaci; qualsiasi ricerca comporta la consultazione completa dei volumi, pagina per pagina, alla ricerca di ciò che potrebbe interessare, relegando così <text:soft-page-break/>molto spesso le scoperte all’ambito della pura casualità e avendo anche delle ricadute sullo stato di conservazione dei pezzi archivistici data l’usura che comporta uno spoglio di questo tipo. </text:p>
      <text:p text:style-name="P11"><text:tab/>È <text:s/>perciò su questo punto che ci si è proposto di intervenire.</text:p>
      <text:p text:style-name="P11"/>
      <text:p text:style-name="P11">L’obiettivo del progetto è stato quello di indicizzare in maniera esaustiva il contenuto delle <text:span text:style-name="T18">Riformanze</text:span>, agendo dall’interno del documento, “smontando” ciascuna verbalizzazione in tutte le sue componenti e facendo emergere queste ultime come informazioni sulle quali poter effettuare ricerche incrociate: argomenti, antroponimi, toponimi, cariche. Il risultato finale è la possibilità di avere, al termine delle proprie ricerche, una precisa indicazione Volume/Pagina da inoltrare all’Archivio per ottenere copia delle pagine di proprio interesse: l’indicizzazione è stata infatti accompagnata dalla riproduzione digitale integrale dei volumi.</text:p>
      <text:p text:style-name="P11"/>
      <text:p text:style-name="P11">La ricerca si articola su tre maschere. Il documento è stato infatti scomposto in due componenti principali: quella che chiameremo “Riforma” (maschera <text:span text:style-name="T18">Riforme</text:span><text:span text:style-name="T21">) e che costituisce la cornice generale della verbalizzazione, permettendo di filtrare i documenti per Pontificato, tipologia di Consiglio, nome dei Consiglieri ecc.; e la “Proposta” (maschera </text:span><text:span text:style-name="T18">Proposte</text:span><text:span text:style-name="T21">), cioè il singolo punto all’ordine del giorno all’interno di una Riforma, la chiave del database in quanto permette di effettuare la ricerca fondamentale, cioè quella relativa agli Argomenti e alla Tipologia dei documenti. La terza maschera riguarda le Persone (maschera </text:span><text:span text:style-name="T18">Persone</text:span><text:span text:style-name="T21">): essa da una parte permette di eseguire alcune ricerche autonome (per Professione, Qualifica sociale e Qualifica culturale ecc.), dall’altra, soprattutto, permette di verificare i criteri di trascrizione di un nominativo sul quale si stanno facendo indagini per inserire la forma corretta nelle altre due maschere.</text:span></text:p>
      <text:p text:style-name="P11"/>
      <text:p text:style-name="P11"/>
      <text:p text:style-name="P13"/>
      <text:p text:style-name="P17">Dati tecnici</text:p>
      <text:p text:style-name="P18">L'applicazione è stata completamente realizzata con strumenti Open Source; particolare attenzione è stata posta al disegno dei dati in modo <text:soft-page-break/>tale che non siano legati a nessun particolare Data Base; quindi è stato utilizzato per la creazione delle tabelle e per la gestione delle relazioni SQL strettamente standard.</text:p>
      <text:p text:style-name="P19">I dati possono essere perciò ospitati praticamente su tutti i DB sia commerciali che Open Source. In particolare è stata testata su MySql, <text:s/>Postgresql e Sqlite.</text:p>
      <text:p text:style-name="P19">Il framework utilizzato per la gestione amministrativa dei dati è Django 1.3. Si tratta di un tool potente e flessibile implementato in Python per il quale è disponibile hosting a buon mercato. Inoltre, disponendo di un suo server http, è facilmente installabile su piattaforme Window, Linux ed Apple senza bisogno di complicate operazioni di configurazione o l'uso di moduli aggiuntivi.</text:p>
      <text:p text:style-name="P19">In pratica si può scaricare ed è immediatamente disponibile.</text:p>
      <text:p text:style-name="P19"/>
      <text:p text:style-name="P19">Per quanto riguarda la messa in linea dei dati per la consultazione via browser non si hanno limitazioni di sorta. Una volta scelto il DB da utilizzare si possono usare sia delle semplici CGI che linguaggi tipici dello sviluppo su web quali PHP, Python, Java.</text:p>
      <text:p text:style-name="P19">Naturalmente è anche possibile utilizzare la tecnologia Microsoft (DbAccess, ASP). Ma non ve ne è nessuna necessità. Anche per chi non ha alcuna confidenza con l'informatica: è infatti possibile realizzare un pacchetto su chiavetta USB per ogni sistema operativo senza bisogno di alcuna operazione di installazione ed è immediatamente utilizzabile sia per fare demo che per testare in modalità off-line i vari criteri di ricerca e personalizzare l'output sul browser.</text:p>
      <text:p text:style-name="P16"/>
      <text:p text:style-name="P16"/>
      <text:p text:style-name="P16">Label</text:p>
      <text:p text:style-name="P16"/>
      <text:p text:style-name="P16"/>
      <text:p text:style-name="P19">IN RIFORME</text:p>
      <text:p text:style-name="P19"/>
      <text:p text:style-name="P10">Report1</text:p>
      <text:p text:style-name="P14">La risposta data da Report1 metterà in evidenza, per ciascuna seduta legata al <text:soft-page-break/>criterio di ricerca prescelto, la Tipologia di Consiglio e il nome dei Consiglieri.</text:p>
      <text:p text:style-name="P14"/>
      <text:p text:style-name="P10">Report2</text:p>
      <text:p text:style-name="P14">La risposta data da Report1 metterà in evidenza, per ciascuna seduta legata al criterio di ricerca prescelto: 1) la presenza eventuale di Deputati e l’argomento della loro Deputatio; 2) tutti gli altri Assistenti a vario titolo alla seduta, con specifica della loro Carica.</text:p>
      <text:p text:style-name="P14"/>
      <text:p text:style-name="P12"><text:span text:style-name="T15">Pontificato</text:span><text:span text:style-name="T23"> <text:s/></text:span></text:p>
      <text:p text:style-name="P14">Copiare la lista dei pontefici</text:p>
      <text:p text:style-name="P10"/>
      <text:p text:style-name="P10">Cernita</text:p>
      <text:p text:style-name="P14">Cernita</text:p>
      <text:p text:style-name="P14">Generale<text:line-break/>Numero 18</text:p>
      <text:p text:style-name="P14">Numero 60</text:p>
      <text:p text:style-name="P14"/>
      <text:p text:style-name="P14"/>
      <text:p text:style-name="P10">IN PROPOSTE</text:p>
      <text:p text:style-name="P14"/>
      <text:p text:style-name="P10">Report1</text:p>
      <text:p text:style-name="P14">La risposta alla ricerca data da Report1 fornisce le informazioni ottenibili tramite i filtri presenti nella sezione “Generale”.</text:p>
      <text:p text:style-name="P14"/>
      <text:p text:style-name="P10">Report2</text:p>
      <text:p text:style-name="P14">La risposta alla ricerca data da Report2 fornisce le informazioni ottenibili tramite i filtri presenti nella sezione “Parte” e “Teste”. Utilizzando per la medesima ricerca Report1, si avranno per ciascun record le informazioni generali in forma completa.</text:p>
      <text:p text:style-name="P14"/>
      <text:p text:style-name="P10">Report3</text:p>
      <text:p text:style-name="P14">La risposta alla ricerca data da Report3 fornisce le informazioni ottenibili tramite i filtri presenti nella sezione “Deputato”.</text:p>
      <text:p text:style-name="P14"/>
      <text:p text:style-name="P10"><text:soft-page-break/>LABEL DA METTERE SEMPRE IN PROPOSTE SU</text:p>
      <text:p text:style-name="P14"/>
      <text:p text:style-name="P10">LUOGO</text:p>
      <text:p text:style-name="P14">Per ricavare informazioni sui toponimi utilizzare successivamente tutti e tre i Report. La ricerca dei toponimi si può effettuare anche tramite il campo libero della “Descrizione”.</text:p>
      <text:p text:style-name="P14"/>
      <text:p text:style-name="P12"><text:span text:style-name="T15">TOPONIMO</text:span><text:span text:style-name="T23"> </text:span></text:p>
      <text:p text:style-name="P14">Toponimo nella forma moderna dei centri urbani (civitas e castrum/castello)</text:p>
      <text:p text:style-name="P10"/>
      <text:p text:style-name="P10">DENOMINAZIONE</text:p>
      <text:p text:style-name="P12"><text:span text:style-name="T23">Nome delle singole componenti urbane e rurali. Per disambiguare le ricerche si può combinare la “Denominazione” con la “Tipologia”. Es. </text:span><text:span text:style-name="T19">Strada Romana</text:span><text:span text:style-name="T22">: “Denominazione” </text:span><text:span text:style-name="T19">Romana,</text:span><text:span text:style-name="T22"> “Tipologia” </text:span><text:span text:style-name="T19">Strada</text:span><text:span text:style-name="T22">; </text:span><text:span text:style-name="T19">Porta Romana</text:span><text:span text:style-name="T22">: “Denominazione” </text:span><text:span text:style-name="T19">Romana</text:span><text:span text:style-name="T22">, “Tipologia” </text:span><text:span text:style-name="T19">Porta</text:span><text:span text:style-name="T22">. In alternativa porre </text:span><text:span text:style-name="T19">Strade </text:span><text:span text:style-name="T22">o </text:span><text:span text:style-name="T19">Porte</text:span><text:span text:style-name="T22"> nel campo “Argomento” e </text:span><text:span text:style-name="T19">%roman% </text:span><text:span text:style-name="T22">nel campo “Descrizione”.</text:span></text:p>
      <text:p text:style-name="P14"/>
      <text:p text:style-name="P6">PROFESSIONE</text:p>
      <text:p text:style-name="P7">Architetto</text:p>
      <text:p text:style-name="P7">Aromatario</text:p>
      <text:p text:style-name="P7">Barbiere</text:p>
      <text:p text:style-name="P7">Bastaro </text:p>
      <text:p text:style-name="P7">Broccaro</text:p>
      <text:p text:style-name="P7">Calzolaio</text:p>
      <text:p text:style-name="P7">Carpentiere</text:p>
      <text:p text:style-name="P7">Chirurgo</text:p>
      <text:p text:style-name="P7">Ciabattino</text:p>
      <text:p text:style-name="P7">Conciatore</text:p>
      <text:p text:style-name="P7">Cuoco </text:p>
      <text:p text:style-name="P7">Fabbro</text:p>
      <text:p text:style-name="P7">Falegname</text:p>
      <text:p text:style-name="P7">Funaro</text:p>
      <text:p text:style-name="P7">Macellaio</text:p>
      <text:p text:style-name="P7">Mastro di strada</text:p>
      <text:p text:style-name="P7"><text:soft-page-break/>Mattonario</text:p>
      <text:p text:style-name="P7">Medico</text:p>
      <text:p text:style-name="P7">Merciaio</text:p>
      <text:p text:style-name="P7">Molinaro</text:p>
      <text:p text:style-name="P7">Mulattiere</text:p>
      <text:p text:style-name="P7">Muratore</text:p>
      <text:p text:style-name="P7">Notaio</text:p>
      <text:p text:style-name="P7">Olitor</text:p>
      <text:p text:style-name="P7">Orefice</text:p>
      <text:p text:style-name="P7">Orologiaio</text:p>
      <text:p text:style-name="P7">Ortolano</text:p>
      <text:p text:style-name="P7">Oste</text:p>
      <text:p text:style-name="P7">Pastore</text:p>
      <text:p text:style-name="P7">Pittore</text:p>
      <text:p text:style-name="P7">Pizzicarolo</text:p>
      <text:p text:style-name="P7">Maestro</text:p>
      <text:p text:style-name="P7">Ripetitore</text:p>
      <text:p text:style-name="P7">Scalpellino</text:p>
      <text:p text:style-name="P7">Sarto</text:p>
      <text:p text:style-name="P7">Tintore</text:p>
      <text:p text:style-name="P14"/>
      <text:p text:style-name="P6">QUALIFICA CULTURALE</text:p>
      <text:p text:style-name="P7">Artium et medicine doctor/Phisicus</text:p>
      <text:p text:style-name="P7">Legum doctor</text:p>
      <text:p text:style-name="P7">Iuris utriusque doctor</text:p>
      <text:p text:style-name="P7">Doctor artis gramatice poiesis</text:p>
      <text:p text:style-name="P14"/>
      <text:p text:style-name="P6">TIPOLOGIA LUOGO</text:p>
      <text:p text:style-name="P10"/>
      <text:p text:style-name="P7">Castello</text:p>
      <text:p text:style-name="P7">Centro urbano minore</text:p>
      <text:p text:style-name="P7">Civitas</text:p>
      <text:p text:style-name="P7">Chiesa</text:p>
      <text:p text:style-name="P7">Bottega</text:p>
      <text:p text:style-name="P7">Casa</text:p>
      <text:p text:style-name="P7"><text:soft-page-break/>Fontana</text:p>
      <text:p text:style-name="P7">Palazzo</text:p>
      <text:p text:style-name="P7">Piazza</text:p>
      <text:p text:style-name="P7">Porta</text:p>
      <text:p text:style-name="P7">Ponte</text:p>
      <text:p text:style-name="P7">Torre</text:p>
      <text:p text:style-name="P7">Strada</text:p>
      <text:p text:style-name="P7">Porto</text:p>
      <text:p text:style-name="P7">Bandita</text:p>
      <text:p text:style-name="P7">Fosso/Canale</text:p>
      <text:p text:style-name="P7">Convento/Monastero/Abbazia</text:p>
      <text:p text:style-name="P7">Masseria</text:p>
      <text:p text:style-name="P7">Villa</text:p>
      <text:p text:style-name="P7">Mulino</text:p>
      <text:p text:style-name="P7">Colle/Poggio/Monte</text:p>
      <text:p text:style-name="P7">Località</text:p>
      <text:p text:style-name="P7">Passo</text:p>
      <text:p text:style-name="P7">Regione</text:p>
      <text:p text:style-name="P7">Valle</text:p>
      <text:p text:style-name="P14"/>
      <text:p text:style-name="P6">TOPONIMI</text:p>
      <text:p text:style-name="P7">Acuzzo</text:p>
      <text:p text:style-name="P7">Amelia Arezzo</text:p>
      <text:p text:style-name="P7">Assisi</text:p>
      <text:p text:style-name="P7">Bevagna</text:p>
      <text:p text:style-name="P7">Bologna</text:p>
      <text:p text:style-name="P7">Bolsenaa</text:p>
      <text:p text:style-name="P7">Bomarzo</text:p>
      <text:p text:style-name="P7">Brescia</text:p>
      <text:p text:style-name="P7">Calvi</text:p>
      <text:p text:style-name="P7">Camerino</text:p>
      <text:p text:style-name="P7">Canepina</text:p>
      <text:p text:style-name="P7">Capitone<text:line-break/>Cascia</text:p>
      <text:p text:style-name="P7">Castiglion Fiorentino</text:p>
      <text:p text:style-name="P7"><text:soft-page-break/>Cesi</text:p>
      <text:p text:style-name="P7">Cittaducale</text:p>
      <text:p text:style-name="P7">Civita Castellana</text:p>
      <text:p text:style-name="P7">Fabriano</text:p>
      <text:p text:style-name="P7">Fano</text:p>
      <text:p text:style-name="P7">Fermo</text:p>
      <text:p text:style-name="P7">Firenze</text:p>
      <text:p text:style-name="P7">Foligno</text:p>
      <text:p text:style-name="P7">Forlì</text:p>
      <text:p text:style-name="P7">Fossombrone</text:p>
      <text:p text:style-name="P7">Gallese</text:p>
      <text:p text:style-name="P7">Gubbio</text:p>
      <text:p text:style-name="P7">Iesi</text:p>
      <text:p text:style-name="P7">Imola</text:p>
      <text:p text:style-name="P7">Ischia di Castro</text:p>
      <text:p text:style-name="P7">Itieli</text:p>
      <text:p text:style-name="P7">L’Aquila</text:p>
      <text:p text:style-name="P7">Leonessa</text:p>
      <text:p text:style-name="P7">Loreto</text:p>
      <text:p text:style-name="P7">Magliano</text:p>
      <text:p text:style-name="P7">Mantova</text:p>
      <text:p text:style-name="P7">Montebuono<text:line-break/>Montecchio</text:p>
      <text:p text:style-name="P7">Montefiascone</text:p>
      <text:p text:style-name="P7">Mugnano</text:p>
      <text:p text:style-name="P7">Napoli</text:p>
      <text:p text:style-name="P7">Narni</text:p>
      <text:p text:style-name="P7">Norcia</text:p>
      <text:p text:style-name="P7">Oriolo</text:p>
      <text:p text:style-name="P7">Orte</text:p>
      <text:p text:style-name="P7">Orvieto</text:p>
      <text:p text:style-name="P7">Perugia</text:p>
      <text:p text:style-name="P7">Rieti</text:p>
      <text:p text:style-name="P7">Rimini</text:p>
      <text:p text:style-name="P7">Roma</text:p>
      <text:p text:style-name="P7"><text:soft-page-break/>Ronciglione</text:p>
      <text:p text:style-name="P7">San Vibano</text:p>
      <text:p text:style-name="P7">San Gemini</text:p>
      <text:p text:style-name="P7">Sassoferrato</text:p>
      <text:p text:style-name="P7">Siena</text:p>
      <text:p text:style-name="P7">Spello</text:p>
      <text:p text:style-name="P7">Spoleto</text:p>
      <text:p text:style-name="P7">Stifone</text:p>
      <text:p text:style-name="P7">Stroncone</text:p>
      <text:p text:style-name="P7">Sutri</text:p>
      <text:p text:style-name="P7">Tarquinia</text:p>
      <text:p text:style-name="P7">Todi</text:p>
      <text:p text:style-name="P7">Tolentino</text:p>
      <text:p text:style-name="P7">Tuscania</text:p>
      <text:p text:style-name="P7">Urbino</text:p>
      <text:p text:style-name="P7">Vallerano </text:p>
      <text:p text:style-name="P8"><text:span text:style-name="T20">Viterb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2" svg:font-family="'Wingdings 2'" style:font-charset="x-symbol"/>
    <style:font-face style:name="Lucidasans3" svg:font-family="Lucidasans"/>
    <style:font-face style:name="OpenSymbol" svg:font-family="OpenSymbol, 'Arial Unicode MS'"/>
    <style:font-face style:name="SUSE Sans" svg:font-family="'SUSE Sans'"/>
    <style:font-face style:name="Lucidasans2" svg:font-family="Lucidasans" style:font-family-generic="swiss"/>
    <style:font-face style:name="DejaVu Sans Mono" svg:font-family="'DejaVu Sans Mono'" style:font-family-generic="modern" style:font-pitch="fixed"/>
    <style:font-face style:name="WenQuanYi Micro Hei1" svg:font-family="'WenQuanYi Micro Hei'" style:font-family-generic="modern" style:font-pitch="fixed"/>
    <style:font-face style:name="Lucidasans1" svg:font-family="Lucidasans" style:font-pitch="variable"/>
    <style:font-face style:name="Mincho" svg:font-family="Mincho, msmincho"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ucidasans" svg:font-family="Lucida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25" draw:display-name="Gradient 25" draw:style="linear" draw:start-color="#96c0cc" draw:end-color="#babed6" draw:start-intensity="100%" draw:end-intensity="100%" draw:angle="450" draw:border="0%"/>
    <draw:opacity draw:name="Transparency_20_1" draw:display-name="Transparency 1" draw:style="linear" draw:start="100%" draw:end="0%" draw:angle="0" draw:border="0%"/>
    <draw:marker draw:name="Arrow" svg:viewBox="0 0 200 400" svg:d="m100 0 100 400h-20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Footer_20_right" style:auto-update="true" style:class="text" style:master-page-name="">
      <style:paragraph-properties fo:text-align="start" style:justify-single-word="false" fo:orphans="0" fo:widows="0" fo:hyphenation-ladder-count="no-limit" style:page-number="auto" style:text-autospace="none" style:writing-mode="lr-tb"/>
      <style:text-properties fo:color="#000000" style:font-name="DejaVu Serif" fo:font-size="10pt" fo:language="it" fo:country="IT"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SUSE Sans" fo:font-size="14pt" style:font-name-asian="Mincho" style:font-size-asian="14pt" style:font-name-complex="Lucidasans1" style:font-size-complex="14pt"/>
    </style:style>
    <style:style style:name="Text_20_body" style:display-name="Text body" style:family="paragraph" style:parent-style-name="Standard" style:auto-update="true" style:class="text">
      <style:paragraph-properties fo:margin-top="0cm" fo:margin-bottom="0.212cm" style:contextual-spacing="false"/>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style:contextual-spacing="false" text:number-lines="false" text:line-number="0"/>
      <style:text-properties style:font-name="SUSE San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SUSE Sans" style:font-name-complex="Lucidasans3"/>
    </style:style>
    <style:style style:name="_30_0base" style:display-name="00base" style:family="paragraph" style:auto-update="true" style:master-page-name="">
      <style:paragraph-properties fo:orphans="0" fo:widows="0" fo:hyphenation-ladder-count="no-limit" style:page-number="auto" style:text-autospace="none"/>
      <style:text-properties style:use-window-font-color="true" style:font-name="DejaVu Serif" fo:font-size="10pt" fo:language="it" fo:country="IT"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style>
    <style:style style:name="_30_2txt_5f_l" style:display-name="02txt_l" style:family="paragraph" style:parent-style-name="_30_0base" style:auto-update="true" style:master-page-name="">
      <style:paragraph-properties fo:margin-left="0cm" fo:margin-right="0cm" fo:margin-top="0cm" fo:margin-bottom="0cm" style:contextual-spacing="false" fo:line-height="150%" fo:text-indent="0.3cm" style:auto-text-indent="false" style:page-number="auto" fo:background-color="transparent" style:shadow="none">
        <style:tab-stops/>
        <style:background-image/>
      </style:paragraph-properties>
    </style:style>
    <style:style style:name="_30_2txt_5f_j" style:display-name="02txt_j" style:family="paragraph" style:parent-style-name="_30_0base" style:auto-update="true" style:master-page-name="">
      <style:paragraph-properties fo:margin-left="0cm" fo:margin-right="0cm" fo:margin-top="0cm" fo:margin-bottom="0cm" style:contextual-spacing="false" fo:line-height="150%" fo:text-align="justify" style:justify-single-word="false" fo:text-indent="0.3cm" style:auto-text-indent="false" style:page-number="auto" fo:background-color="transparent">
        <style:background-image/>
      </style:paragraph-properties>
    </style:style>
    <style:style style:name="_30_1titolo1_5f_c" style:display-name="01titolo1_c" style:family="paragraph" style:parent-style-name="_30_0base" style:next-style-name="_30_2txt_5f_j" style:auto-update="true">
      <style:paragraph-properties fo:margin-top="0cm" fo:margin-bottom="0.499cm" style:contextual-spacing="false" fo:text-align="center" style:justify-single-word="false"/>
      <style:text-properties fo:font-size="14pt" fo:font-weight="bold" style:font-size-asian="14pt" style:font-weight-asian="bold"/>
    </style:style>
    <style:style style:name="_30_1titolo1_5f_l" style:display-name="01titolo1_l" style:family="paragraph" style:parent-style-name="_30_0base" style:next-style-name="_30_0base" style:auto-update="true">
      <style:paragraph-properties fo:margin-top="0cm" fo:margin-bottom="0.3cm" style:contextual-spacing="false"/>
      <style:text-properties fo:font-weight="bold" style:font-weight-asian="bold"/>
    </style:style>
    <style:style style:name="_30_1titolo2_5f_l" style:display-name="01titolo2_l" style:family="paragraph" style:parent-style-name="_30_0base" style:next-style-name="_30_0base" style:auto-update="true">
      <style:paragraph-properties fo:margin-top="0cm" fo:margin-bottom="0.3cm" style:contextual-spacing="false"/>
      <style:text-properties fo:font-style="italic" fo:font-weight="bold" style:font-style-asian="italic" style:font-weight-asian="bold"/>
    </style:style>
    <style:style style:name="_30_3elenco1" style:display-name="03elenco1" style:family="paragraph" style:parent-style-name="_30_0base" style:next-style-name="_30_3elenco1_5f_l" style:auto-update="true">
      <style:paragraph-properties fo:margin-left="1cm" fo:margin-right="0cm" fo:margin-top="0cm" fo:margin-bottom="0cm" style:contextual-spacing="false" fo:line-height="150%" fo:text-align="justify" style:justify-single-word="false" fo:text-indent="-0.3cm" style:auto-text-indent="false">
        <style:tab-stops/>
      </style:paragraph-properties>
    </style:style>
    <style:style style:name="_30_3elenco1_5f_l" style:display-name="03elenco1_l" style:family="paragraph" style:parent-style-name="_30_3elenco1" style:auto-update="true">
      <style:paragraph-properties fo:margin-left="1cm" fo:margin-right="0cm" fo:margin-top="0cm" fo:margin-bottom="0cm" style:contextual-spacing="false" fo:text-indent="0cm" style:auto-text-indent="false"/>
    </style:style>
    <style:style style:name="_30_3elenco1_5f_j" style:display-name="03elenco1_j" style:family="paragraph" style:parent-style-name="_30_3elenco1_5f_l" style:auto-update="true">
      <style:paragraph-properties fo:margin-left="1cm" fo:margin-right="0cm" fo:text-align="start" style:justify-single-word="false" fo:text-indent="0cm" style:auto-text-indent="false"/>
    </style:style>
    <style:style style:name="_30_3elenco2" style:display-name="03elenco2" style:family="paragraph" style:parent-style-name="_30_0base" style:next-style-name="_30_3elenco2_5f_j" style:auto-update="true">
      <style:paragraph-properties fo:margin-left="2cm" fo:margin-right="0cm" fo:margin-top="0cm" fo:margin-bottom="0cm" style:contextual-spacing="false" fo:line-height="150%" fo:text-align="justify" style:justify-single-word="false" fo:text-indent="-0.3cm" style:auto-text-indent="false">
        <style:tab-stops/>
      </style:paragraph-properties>
    </style:style>
    <style:style style:name="_30_3elenco2_5f_j" style:display-name="03elenco2_j" style:family="paragraph" style:parent-style-name="_30_3elenco2" style:auto-update="true">
      <style:paragraph-properties fo:margin-top="0cm" fo:margin-bottom="0cm" style:contextual-spacing="false"/>
    </style:style>
    <style:style style:name="_30_3elenco2_5f_l" style:display-name="03elenco2_l" style:family="paragraph" style:parent-style-name="_30_3elenco2" style:auto-update="true">
      <style:paragraph-properties fo:margin-top="0cm" fo:margin-bottom="0cm" style:contextual-spacing="false" fo:text-align="start" style:justify-single-word="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Absatz-Standardschriftart11" style:family="text"/>
    <style:style style:name="WW-Absatz-Standardschriftart111" style:family="text"/>
    <style:style style:name="WW8Num5z0" style:family="text">
      <style:text-properties style:font-name="Wingdings 2" style:font-name-complex="OpenSymbol"/>
    </style:style>
    <style:style style:name="WW8Num6z0" style:family="text">
      <style:text-properties style:font-name="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7-01T19:53:32</meta:creation-date>
    <dc:date>2013-04-19T12:40:07</dc:date>
    <meta:print-date>2011-07-16T19:02:19</meta:print-date>
    <meta:editing-cycles>110</meta:editing-cycles>
    <meta:editing-duration>P24DT13H21M17S</meta:editing-duration>
    <meta:generator>LibreOffice/4.0.2.2$Linux_X86_64 LibreOffice_project/4c82dcdd6efcd48b1d8bba66bfe1989deee49c3</meta:generator>
    <meta:printed-by>root </meta:printed-by>
    <dc:creator>gm </dc:creator>
    <meta:document-statistic meta:table-count="0" meta:image-count="0" meta:object-count="0" meta:page-count="9" meta:paragraph-count="175" meta:word-count="1271" meta:character-count="8774" meta:non-whitespace-character-count="7665"/>
    <meta:user-defined meta:name="Info 1"/>
    <meta:user-defined meta:name="Info 2"/>
    <meta:user-defined meta:name="Info 3"/>
    <meta:user-defined meta:name="Info 4"/>
  </office:meta>
</office:document-meta>
</file>